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1" svg:font-family="Tahoma, Lucidasans, 'Lucida Sans', 'Arial Unicode MS'"/>
    <style:font-face style:name="Courier New" svg:font-family="'Courier New'" style:font-family-generic="modern" style:font-pitch="fixed"/>
    <style:font-face style:name="Bitstream Vera Sans" svg:font-family="'Bitstream Vera Sans'"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language="en" fo:country="US" fo:font-style="normal" style:text-underline-style="none" style:font-style-asian="normal" style:font-style-complex="normal"/>
    </style:style>
    <style:style style:name="P2" style:family="paragraph" style:parent-style-name="Standard">
      <style:paragraph-properties fo:text-align="justify" style:justify-single-word="false" style:text-autospace="none"/>
      <style:text-properties fo:language="en" fo:country="US" fo:font-style="normal" style:text-underline-style="none" style:font-style-asian="normal" style:font-style-complex="normal"/>
    </style:style>
    <style:style style:name="P3" style:family="paragraph" style:parent-style-name="Standard">
      <style:paragraph-properties fo:text-align="justify" style:justify-single-word="false" style:text-autospace="none"/>
      <style:text-properties fo:language="en" fo:country="US"/>
    </style:style>
    <style:style style:name="P4" style:family="paragraph" style:parent-style-name="Standard">
      <style:paragraph-properties fo:text-align="center" style:justify-single-word="false" style:text-autospace="none"/>
      <style:text-properties fo:language="fr" fo:country="FR"/>
    </style:style>
    <style:style style:name="P5" style:family="paragraph" style:parent-style-name="Standard">
      <style:paragraph-properties fo:text-align="start" style:justify-single-word="false" style:text-autospace="none"/>
      <style:text-properties fo:language="fr" fo:country="FR"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autospace="none"/>
    </style:style>
    <style:style style:name="P8" style:family="paragraph" style:parent-style-name="Standard">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text-autospace="none"/>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style:font-style-asian="normal" style:font-style-complex="normal"/>
    </style:style>
    <style:style style:name="P12" style:family="paragraph" style:parent-style-name="Standard">
      <style:paragraph-properties fo:text-align="center" style:justify-single-word="false" style:text-autospace="none"/>
      <style:text-properties fo:font-size="14pt" fo:language="en" fo:country="US" style:text-underline-style="none" fo:font-weight="bold" style:font-size-asian="14pt" style:font-weight-asian="bold" style:font-size-complex="14pt" style:font-weight-complex="bold"/>
    </style:style>
    <style:style style:name="P13" style:family="paragraph" style:parent-style-name="Standard">
      <style:paragraph-properties fo:margin-left="-0.4925in" fo:margin-right="0in" fo:text-align="justify" style:justify-single-word="false" fo:text-indent="0in" style:auto-text-indent="false"/>
      <style:text-properties fo:font-style="normal" style:font-style-asian="normal" style:font-style-complex="normal"/>
    </style:style>
    <style:style style:name="P14" style:family="paragraph" style:parent-style-name="Standard">
      <style:paragraph-properties fo:margin-left="2.3126in" fo:margin-right="0in" fo:text-align="justify" style:justify-single-word="false" fo:text-indent="-2.3228in" style:auto-text-indent="false">
        <style:tab-stops/>
      </style:paragraph-properties>
      <style:text-properties fo:font-style="italic" style:font-style-asian="italic" style:font-style-complex="italic"/>
    </style:style>
    <style:style style:name="P15" style:family="paragraph" style:parent-style-name="Standard">
      <style:paragraph-properties fo:margin-left="2.3126in" fo:margin-right="0in" fo:text-align="justify" style:justify-single-word="false" fo:text-indent="-2.3228in" style:auto-text-indent="false">
        <style:tab-stops/>
      </style:paragraph-properties>
      <style:text-properties fo:font-style="normal" style:font-style-asian="normal" style:font-style-complex="normal"/>
    </style:style>
    <style:style style:name="P16" style:family="paragraph" style:parent-style-name="Standard">
      <style:paragraph-properties fo:margin-left="2.3126in" fo:margin-right="0in" fo:text-align="justify" style:justify-single-word="false" fo:text-indent="-2.3228in" style:auto-text-indent="false">
        <style:tab-stops/>
      </style:paragraph-properties>
    </style:style>
    <style:style style:name="P17" style:family="paragraph" style:parent-style-name="Standard">
      <style:paragraph-properties fo:margin-left="0.5102in" fo:margin-right="0in" fo:text-align="justify"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list-style-name="L1">
      <style:paragraph-properties fo:text-align="start" style:justify-single-word="false" style:text-autospace="none"/>
      <style:text-properties fo:language="en" fo:country="US" fo:font-style="normal" style:text-underline-style="none" fo:font-weight="bold" style:font-style-asian="normal" style:font-weight-asian="bold" style:font-style-complex="normal" style:font-weight-complex="bold"/>
    </style:style>
    <style:style style:name="P19" style:family="paragraph" style:parent-style-name="Standard" style:list-style-name="L2">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20" style:family="paragraph" style:parent-style-name="Standard" style:list-style-name="L2">
      <style:text-properties fo:font-style="normal" style:text-underline-style="none" fo:font-weight="bold" style:font-style-asian="normal" style:font-weight-asian="bold" style:font-style-complex="normal" style:font-weight-complex="bold"/>
    </style:style>
    <style:style style:name="P21" style:family="paragraph" style:parent-style-name="Standard" style:list-style-name="L3">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2" style:family="paragraph" style:parent-style-name="Standard" style:list-style-name="L4">
      <style:paragraph-properties fo:margin-left="0.5102in" fo:margin-right="0in" fo:text-align="justify"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23" style:family="paragraph" style:parent-style-name="Standard" style:list-style-name="L5">
      <style:paragraph-properties fo:margin-left="0in" fo:margin-right="0in" fo:text-align="justify"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T1" style:family="text">
      <style:text-properties fo:language="en" fo:country="US"/>
    </style:style>
    <style:style style:name="T2" style:family="text">
      <style:text-properties fo:language="en" fo:country="US" fo:font-style="normal" style:text-underline-style="none" style:font-style-asian="normal" style:font-style-complex="normal"/>
    </style:style>
    <style:style style:name="T3" style:family="text">
      <style:text-properties fo:language="en" fo:country="US" fo:font-style="normal" style:text-underline-style="none" fo:font-weight="bold" style:font-style-asian="normal" style:font-weight-asian="bold" style:font-style-complex="normal" style:font-weight-complex="bold"/>
    </style:style>
    <style:style style:name="T4" style:family="text">
      <style:text-properties fo:language="en" fo:country="US" fo:font-style="normal" style:font-style-asian="normal" style:font-style-complex="normal"/>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style:text-underline-style="none"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style:font-name="Courier New" fo:font-size="10pt" fo:language="en" fo:country="US"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6"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style:font-name="Times New Roman" fo:font-size="12pt" fo:language="en" fo:country="US"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8" style:family="text">
      <style:text-properties fo:font-size="12pt" style:font-size-asian="12pt" style:font-size-complex="12pt"/>
    </style:style>
    <style:style style:name="T19" style:family="text">
      <style:text-properties style:text-underline-style="solid" style:text-underline-width="auto" style:text-underline-color="font-color"/>
    </style:style>
    <text:list-style style:name="L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style:num-suffix="." style:num-format="I" text:start-value="2">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425in" text:min-label-width="0.25in"/>
        <style:text-properties style:font-name="StarSymbol1"/>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5">
      <text:list-level-style-number text:level="1" style:num-suffix=")" style:num-format="1" text:start-value="7">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PM Batch Toolbox</text:p>
      <text:p text:style-name="P4"/>
      <text:p text:style-name="P4"/>
      <text:list xml:id="list31448296" text:style-name="L1">
        <text:list-item>
          <text:p text:style-name="P18">Overview</text:p>
        </text:list-item>
      </text:list>
      <text:p text:style-name="P5"/>
      <text:p text:style-name="P7"><text:span text:style-name="T1">The batch toolbox was developed to make easier SPM5 batc</text:span>h jobs creation and submission without the need of the SPM5 Graphical User Interface. In addition, a set of functions were also developed to allow remote job submission in the <text:a xlink:type="simple" xlink:href="http://cc.in2p3.fr/">CC-IN2P3</text:a> farm.</text:p>
      <text:p text:style-name="P7"/>
      <text:p text:style-name="P7">The batch toolbox allows most of SPM5 tasks (temporal, spatial, statistic and utility<text:note text:id="ftn1" text:note-class="footnote"><text:note-citation text:label="*">*</text:note-citation><text:note-body><text:p text:style-name="Footnote">At the moment, only the 'image calculator' utility task is available for local submission. Utility tasks are not available for remote submission.</text:p></text:note-body></text:note>) to be run in a flexible way. Jobs created by the batch toolbox have the same structure as SPM5 jobs and therefore can be loaded for inspection/modification from within the SPM5 GUI.</text:p>
      <text:p text:style-name="P7"/>
      <text:p text:style-name="P7">The location of functional/anatomical images and the parametrization of selected tasks are defined by the user inside two Matlab .m scripts<text:span text:style-name="T10">:</text:span><text:span text:style-name="T7"> data.m</text:span><text:span text:style-name="T10"> and </text:span><text:span text:style-name="T7">params.m</text:span><text:span text:style-name="T10">, respectively (see </text:span><text:span text:style-name="T13">Creating </text:span><text:span text:style-name="T9">data.m</text:span><text:span text:style-name="T13"> script</text:span><text:span text:style-name="T10"> and </text:span><text:span text:style-name="T13">Creating </text:span><text:span text:style-name="T9">params.m</text:span><text:span text:style-name="T13"> script</text:span><text:span text:style-name="T7"> </text:span><text:span text:style-name="T10">below). After</text:span><text:span text:style-name="T4"> </text:span><text:span text:style-name="T5">data.m</text:span><text:span text:style-name="T4"> and </text:span><text:span text:style-name="T5">params.m</text:span><text:span text:style-name="T2"> creation, the </text:span><text:span text:style-name="T6">batch_launcher</text:span><text:span text:style-name="T2"> function can be called to automatically create and submit the jobs (see </text:span><text:span text:style-name="T3">Launching a job</text:span><text:span text:style-name="T2"> below).</text:span></text:p>
      <text:p text:style-name="P2"/>
      <text:p text:style-name="P3"><text:span text:style-name="T11">Examples of </text:span><text:span text:style-name="T6">data.m </text:span><text:span text:style-name="T2">and </text:span><text:span text:style-name="T6">params.m </text:span><text:span text:style-name="T2">scripts</text:span><text:span text:style-name="T11"> are available in the ./examples folder. These scripts are supposed to be used as starting points for new batches creation. Eventually, a</text:span><text:span text:style-name="T2"> third .m script may also be created to facilitate managing and launching several subjects/sessions' data simultaneously (see ./examples/launcher_example.m).</text:span></text:p>
      <text:p text:style-name="P7"/>
      <text:p text:style-name="P6"><text:span text:style-name="T2">The same </text:span><text:span text:style-name="T6">data.m</text:span><text:span text:style-name="T2"> and </text:span><text:span text:style-name="T6">params.m</text:span><text:span text:style-name="T2"> scripts can be used either for local or remote job submission without any additional modification. The piece of information that specifies if a job will be submitted locally or remotely is a string variable passed as input argument to the </text:span><text:span text:style-name="T6">batch_launcher </text:span><text:span text:style-name="T2">function (see </text:span><text:span text:style-name="T3">Lauching a job</text:span><text:span text:style-name="T2"> below). </text:span>The remote job submission functions were specifically written for the <text:a xlink:type="simple" xlink:href="http://cc.in2p3.fr/">CC-IN2P3</text:a> facilities. However, they can be easily adapted for any other distributed analysis system.</text:p>
      <text:p text:style-name="P6"/>
      <text:list xml:id="list31476276" text:style-name="L2">
        <text:list-item>
          <text:p text:style-name="P19">Package content</text:p>
        </text:list-item>
      </text:list>
      <text:p text:style-name="P6"/>
      <text:p text:style-name="P14"><text:span text:style-name="T10">./</text:span>batch_launcher.m<text:span text:style-name="T10"> <text:tab/>– function called by the user for launching batch jobs;</text:span></text:p>
      <text:p text:style-name="P14"><text:span text:style-name="T10">./</text:span>batch_builder.m <text:s text:c="3"/><text:tab/>–<text:span text:style-name="T10"> builds/creates batch jobs;</text:span></text:p>
      <text:p text:style-name="P15"><text:span text:style-name="T10">./</text:span><text:span text:style-name="T7">batch_remote.m <text:tab/>– </text:span>remote job submission manager;</text:p>
      <text:p text:style-name="P16"><text:span text:style-name="T10">./</text:span><text:span text:style-name="T7">batch_remote_shell.m <text:tab/>– </text:span><text:span text:style-name="T10">creates shell scripts parsed by </text:span><text:a xlink:type="simple" xlink:href="http://cc.in2p3.fr/article916.html?var_recherche=BQS"><text:span text:style-name="T10">BQS</text:span></text:a><text:span text:style-name="T10"> (</text:span>Batch Queuing System)<text:span text:style-name="T10">;</text:span></text:p>
      <text:p text:style-name="P15"><text:span text:style-name="T10">./</text:span><text:span text:style-name="T7">batch_remote_node.m <text:tab/></text:span><text:span text:style-name="T10">– remote </text:span>node specific routines.</text:p>
      <text:p text:style-name="P15"><text:span text:style-name="T10">./</text:span><text:span text:style-name="T7">change_spm_path.m <text:tab/></text:span><text:span text:style-name="T10">– change SPM.mat images' path</text:span>.</text:p>
      <text:p text:style-name="P15"><text:span text:style-name="T10">./</text:span><text:span text:style-name="T7">README.pdf</text:span><text:span text:style-name="T10"><text:tab/>– this file.</text:span></text:p>
      <text:p text:style-name="P15">./examples<text:span text:style-name="T7"><text:tab/></text:span><text:span text:style-name="T10">– </text:span>example files' folder;</text:p>
      <text:p text:style-name="P15">./examples/launcher_example.m<text:tab/><text:span text:style-name="T10">– script for assembling several </text:span><text:span text:style-name="T7">data.m </text:span><text:span text:style-name="T10">and </text:span><text:span text:style-name="T7">param.m </text:span><text:span text:style-name="T10">files and launching jobs easier;</text:span></text:p>
      <text:p text:style-name="P15"><text:span text:style-name="T10">./examples/params_example.m<text:tab/>– </text:span><text:span text:style-name="T7">params.m </text:span><text:span text:style-name="T10">script;</text:span></text:p>
      <text:p text:style-name="P15"><text:span text:style-name="T10">./examples/data_example_s</text:span><text:span text:style-name="T7">X</text:span><text:span text:style-name="T10">.m<text:tab/>– data</text:span><text:span text:style-name="T7">.m</text:span><text:span text:style-name="T10"> script for a single subject/session </text:span><text:span text:style-name="T7">X</text:span><text:span text:style-name="T10">;</text:span></text:p>
      <text:p text:style-name="P15"><text:span text:style-name="T10">./examples/data_example_all.m<text:tab/>– data</text:span><text:span text:style-name="T7">.m </text:span><text:span text:style-name="T10">script for a group of subjects/sessions.</text:span></text:p>
      <text:p text:style-name="P13"><text:tab/></text:p>
      <text:p text:style-name="P13"/>
      <text:p text:style-name="P13"/>
      <text:p text:style-name="P13"/>
      <text:p text:style-name="P13"><text:soft-page-break/></text:p>
      <text:list xml:id="list31466376" text:continue-numbering="true" text:style-name="L2">
        <text:list-item>
          <text:p text:style-name="P20">Launching a job</text:p>
        </text:list-item>
      </text:list>
      <text:p text:style-name="P8"/>
      <text:list xml:id="list31460966" text:style-name="L3">
        <text:list-item>
          <text:p text:style-name="P21">Run Matlab;</text:p>
          <text:p text:style-name="P21"/>
        </text:list-item>
        <text:list-item>
          <text:p text:style-name="P21">Add the batch toolbox to your Matlab path, if it doesn't exist;</text:p>
          <text:p text:style-name="P21"/>
        </text:list-item>
        <text:list-item>
          <text:p text:style-name="P21">Create my_<text:span text:style-name="T7">data.m</text:span><text:span text:style-name="T10"> and my_</text:span><text:span text:style-name="T7">param.m</text:span><text:span text:style-name="T10"> scripts (see </text:span><text:span text:style-name="T13">Creating</text:span><text:span text:style-name="T9"> data.m </text:span><text:span text:style-name="T13">script</text:span><text:span text:style-name="T10"> and </text:span><text:span text:style-name="T13">Creating</text:span><text:span text:style-name="T9"> params.m </text:span><text:span text:style-name="T13">script</text:span><text:span text:style-name="T7"> </text:span><text:span text:style-name="T10">below);</text:span></text:p>
          <text:p text:style-name="P21"/>
        </text:list-item>
        <text:list-item>
          <text:p text:style-name="P21"><text:span text:style-name="T12">Go to my_</text:span><text:span text:style-name="T8">data.m</text:span><text:span text:style-name="T12"> directory and r</text:span><text:span text:style-name="T10">un </text:span><text:span text:style-name="T7">my_data </text:span><text:span text:style-name="T10">(</text:span><text:span text:style-name="T7">data</text:span><text:span text:style-name="T10"> structure will be loaded into matlab working space):</text:span></text:p>
        </text:list-item>
      </text:list>
      <text:p text:style-name="P9"><text:tab/>&gt;&gt; my_data</text:p>
      <text:p text:style-name="P9"/>
      <text:list xml:id="list31455556" text:continue-numbering="true" text:style-name="L3">
        <text:list-item>
          <text:p text:style-name="P21"><text:span text:style-name="T12">Go to </text:span><text:span text:style-name="T8">my_param.m</text:span><text:span text:style-name="T12"> directory and run</text:span><text:span text:style-name="T8"> my_param </text:span><text:span text:style-name="T10">(</text:span><text:span text:style-name="T7">param </text:span><text:span text:style-name="T10">structure will be loaded into matlab working space):</text:span></text:p>
          <text:p text:style-name="P21">&gt;&gt; my_param</text:p>
          <text:p text:style-name="P21"/>
        </text:list-item>
        <text:list-item>
          <text:p text:style-name="P21"><text:span text:style-name="T10">Run </text:span><text:span text:style-name="T7">batch_launcher</text:span></text:p>
        </text:list-item>
      </text:list>
      <text:p text:style-name="P9"/>
      <text:p text:style-name="P9"><text:span text:style-name="T10"><text:tab/>&gt;&gt; batch_launcher(data, param, </text:span><text:span text:style-name="T7">runmode</text:span><text:span text:style-name="T10">)</text:span></text:p>
      <text:p text:style-name="P9"/>
      <text:p text:style-name="P17"><text:span text:style-name="T8">runmode</text:span><text:span text:style-name="T12"> is one of the following string constants:</text:span></text:p>
      <text:p text:style-name="P17"/>
      <text:list xml:id="list31460615" text:style-name="L4">
        <text:list-item>
          <text:p text:style-name="P22">' local_submit'<text:tab/>- create the job structure and submit it locally;</text:p>
        </text:list-item>
        <text:list-item>
          <text:p text:style-name="P22">' local_build'<text:tab/><text:tab/>- create the job structure only. The created job structure can be <text:tab/><text:tab/><text:tab/>inspected from within the SPM5 GUI, before submission. You <text:tab/><text:tab/><text:tab/>can use this mode for testing the example files;</text:p>
        </text:list-item>
        <text:list-item>
          <text:p text:style-name="P22">' remote_submit' <text:tab/>- create the job structure and submit it remotely;</text:p>
        </text:list-item>
        <text:list-item>
          <text:p text:style-name="P22">' remote_build'<text:tab/>- create the job structure only. The whole directory tree, which <text:tab/><text:tab/><text:tab/>would be created remotely at each node, will be created locally <text:tab/><text:tab/><text:tab/>for inspection.</text:p>
        </text:list-item>
      </text:list>
      <text:list xml:id="list31465795" text:style-name="L5">
        <text:list-header>
          <text:p text:style-name="P23"/>
          <text:p text:style-name="P23"><text:span text:style-name="T19">NOTE 1</text:span>: A more efficient way of launching batch jobs is to create a new Matlab script (.m) that automatically executes most of the steps described above (see <text:span text:style-name="T2">./examples/launcher_example.m).</text:span></text:p>
          <text:p text:style-name="P23"/>
        </text:list-header>
      </text:list>
      <text:p text:style-name="P17"><text:span text:style-name="T19">NOTE 2</text:span>: By default, the jobs structure will be saved in a .mat file named <text:span text:style-name="T7">bb_yyyy-mm-dd-time</text:span>. Use SPM5:Tasks-&gt;Batch-&gt;Load GUI to inspect if the jobs structure have been created correctly.</text:p>
      <text:p text:style-name="P17"/>
      <text:list xml:id="list31476790" text:continue-list="list31466376" text:style-name="L2">
        <text:list-item>
          <text:p text:style-name="P20">Creating <text:span text:style-name="T7">data.m </text:span><text:span text:style-name="T10">script</text:span></text:p>
        </text:list-item>
      </text:list>
      <text:p text:style-name="P1"/>
      <text:p text:style-name="P2"><text:span text:style-name="T2">The </text:span><text:span text:style-name="T6">data.m </text:span><text:span text:style-name="T2">script will hold the path name of every functional and anatomical images, as well as the path name of every statistics related file (e.g. SPM.mat, log files, etc), required to run the selected SPM5 pre-processing (temporal and spatial), stats and util tasks. </text:span><text:span text:style-name="T10">Note that either </text:span><text:span text:style-name="T11">full path</text:span><text:span text:style-name="T10"> or </text:span><text:span text:style-name="T14">relative path</text:span><text:span text:style-name="T10"> names are accepted.</text:span></text:p>
      <text:p text:style-name="P10"/>
      <text:p text:style-name="P10">The <text:span text:style-name="T7">data.m </text:span><text:span text:style-name="T10">script will contain a single data structure named </text:span><text:span text:style-name="T7">data </text:span><text:span text:style-name="T10">with three main fields: </text:span><text:span text:style-name="T7">preproc</text:span><text:span text:style-name="T10">, </text:span><text:span text:style-name="T7">model and util. </text:span><text:span text:style-name="T10">The </text:span><text:span text:style-name="T7">preproc</text:span><text:span text:style-name="T10"> field will hold the path to every image required by the pre-processing taks. </text:span><text:span text:style-name="T12">The </text:span><text:span text:style-name="T8">model </text:span><text:span text:style-name="T12">field will hold the path to every image and file required by the stats tasks.</text:span><text:span text:style-name="T10"> And t</text:span><text:span text:style-name="T12">he </text:span><text:span text:style-name="T8">util </text:span><text:span text:style-name="T12">field will hold the path to every image and file required by the util tasks. </text:span><text:span text:style-name="T10">See ./examples/data_example_all.m and </text:span><text:span text:style-name="T12">./examples/data_example_s</text:span><text:span text:style-name="T8">n</text:span><text:span text:style-name="T12">.m for a full description of the </text:span><text:soft-page-break/><text:span text:style-name="T8">data</text:span><text:span text:style-name="T12"> structure fields.</text:span></text:p>
      <text:p text:style-name="P10"/>
      <text:p text:style-name="P10"><text:span text:style-name="T12">To create your own </text:span><text:span text:style-name="T8">data.m s</text:span><text:span text:style-name="T12">cript, you should edit one of the </text:span><text:span text:style-name="T8">data_example_*.m </text:span><text:span text:style-name="T12">files available in ./examples and change it according to your data path.</text:span></text:p>
      <text:p text:style-name="P10"/>
      <text:list xml:id="list31477663" text:continue-numbering="true" text:style-name="L2">
        <text:list-item>
          <text:p text:style-name="P20">Creating <text:span text:style-name="T7">param.m </text:span><text:span text:style-name="T10">script</text:span></text:p>
        </text:list-item>
      </text:list>
      <text:p text:style-name="P1"/>
      <text:p text:style-name="P2"><text:span text:style-name="T10">The </text:span><text:span text:style-name="T7">param.m </text:span><text:span text:style-name="T10">script will hold the values of every parameter required to run the selected SPM5 pre-processing (temporal and spatial), stats and util tasks. If a parameter is not defined in </text:span><text:span text:style-name="T7">param.m</text:span><text:span text:style-name="T10">, the default value defined in SPM5 </text:span><text:span text:style-name="T7">spm_defaults.m </text:span><text:span text:style-name="T10">will be used.</text:span></text:p>
      <text:p text:style-name="P10"/>
      <text:p text:style-name="P10">The <text:span text:style-name="T7">param.m </text:span><text:span text:style-name="T10">script will contain some general purpose fields (e.g. </text:span><text:span text:style-name="T7">nslices, TR, slice_order</text:span><text:span text:style-name="T10">) and three main fields named </text:span><text:span text:style-name="T7">preproc,</text:span><text:span text:style-name="T10"> </text:span><text:span text:style-name="T7">model </text:span><text:span text:style-name="T10">and</text:span><text:span text:style-name="T7"> util. </text:span><text:span text:style-name="T10">The </text:span><text:span text:style-name="T7">preproc</text:span><text:span text:style-name="T10"> field will hold values required only by the pre-processing tasks. </text:span><text:span text:style-name="T12">The </text:span><text:span text:style-name="T8">model </text:span><text:span text:style-name="T12">field will hold values required only by the stats tasks. And the util</text:span><text:span text:style-name="T8"> </text:span><text:span text:style-name="T12">field will hold values required only by the util tasks. </text:span><text:span text:style-name="T10">See ./examples/param.m </text:span><text:span text:style-name="T12">for a full description of the </text:span><text:span text:style-name="T8">param</text:span><text:span text:style-name="T12"> structure fields.</text:span></text:p>
      <text:p text:style-name="P10"/>
      <text:p text:style-name="P10"><text:span text:style-name="T12">To create your own </text:span><text:span text:style-name="T8">param.m s</text:span><text:span text:style-name="T12">cript, you should edit the </text:span><text:span text:style-name="T8">param_example.m </text:span><text:span text:style-name="T12">file available in ./examples and change the values according to the analysis you want to conduct. Usually, the same analysis is conducted on every subject/session, so a single </text:span><text:span text:style-name="T8">param.m </text:span><text:span text:style-name="T12">script may be enough for each experiment.</text:span></text:p>
      <text:p text:style-name="P10"/>
      <text:p text:style-name="P7"><text:span text:style-name="T12">Three specially important fields in the </text:span><text:span text:style-name="T8">param</text:span><text:span text:style-name="T12"> structure are the </text:span><text:span text:style-name="T8">param.preproc.order,</text:span><text:span text:style-name="T12"> the </text:span><text:span text:style-name="T8">param.model.order</text:span><text:span text:style-name="T12"> and the </text:span><text:span text:style-name="T8">param.util.order </text:span><text:span text:style-name="T12">fields. You will define in these fields the pre-processing, statistics and utility tasks that you want to run, respectively. The tasks will be run sequentially in the order they have been specified. For instance, if you want to run a slice timing correction, a realignment (estimate &amp; write) and a <text:s/>spatial smoothing, in this order, you should enter</text:span><text:span text:style-name="T16"> 'param.preproc.order = </text:span><text:span text:style-name="T17">{'slice_timing' 'realign_estimate&amp;reslice' 'smooth'};'</text:span><text:span text:style-name="T15">. </text:span><text:span text:style-name="T12">Note that the pre-processing tasks always precedes the statistics tasks, and the statistics tasks always precedes the utilities tasks.</text:span></text:p>
      <text:p text:style-name="P10"/>
      <text:p text:style-name="P7"><text:span text:style-name="T12">Even though specific pre-processing, statistics and util tasks parameters may have been defined in the</text:span><text:span text:style-name="T8"> param </text:span><text:span text:style-name="T12">structure previously, only the tasks specified in the </text:span><text:span text:style-name="T8">param.preproc.order,</text:span><text:span text:style-name="T12"> </text:span><text:span text:style-name="T8">param.model.order </text:span><text:span text:style-name="T12">and</text:span><text:span text:style-name="T8"> param.util.order f</text:span><text:span text:style-name="T12">ields will be really launched. If you don't want to run any pre-processing task, just leave the </text:span><text:span text:style-name="T8">param.preproc.order</text:span><text:span text:style-name="T12"> field empty (i.e. ' param.preproc.order = {};'). Similarly, if you don't want to run any statistics task, just leave the </text:span><text:span text:style-name="T8">param.model.order</text:span><text:span text:style-name="T12"> field empty (i.e. ' param.model.order = {};'). Or, if you don't want to run any utility task, just leave the </text:span><text:span text:style-name="T8">param.util.order</text:span><text:span text:style-name="T12"> field empty (i.e. ' param.util.order = {};').</text:span></text:p>
      <text:p text:style-name="P8"/>
      <text:list xml:id="list31467173" text:continue-numbering="true" text:style-name="L2">
        <text:list-item>
          <text:p text:style-name="P20">Acknowledgments</text:p>
        </text:list-item>
      </text:list>
      <text:p text:style-name="P8"/>
      <text:p text:style-name="P11">Sylvain Maurin, Philippe Domenech and Anne Cheylus for the initial scripts and the parameters for remote job submission in <text:a xlink:type="simple" xlink:href="http://cc.in2p3.fr/">CC-IN2P3</text:a><text:a xlink:type="simple" xlink:href="http://cc.in2p3.fr/"><text:span text:style-name="T12">.</text:span></text:a></text:p>
      <text:p text:style-name="P11"/>
      <text:p text:style-name="P11">Written by Mateus Joffily (<text:a xlink:type="simple" xlink:href="mailto:joffily@isc.cnrs.fr">joffily@isc.cnrs.fr</text:a>) – CNC/CNRS – August/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Lucidasans, 'Lucida Sans', 'Arial Unicode MS'"/>
    <style:font-face style:name="Courier New" svg:font-family="'Courier New'" style:font-family-generic="modern" style:font-pitch="fixed"/>
    <style:font-face style:name="Bitstream Vera Sans" svg:font-family="'Bitstream Vera Sans'"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7-08-03T09:34:04</meta:creation-date>
    <dc:date>2011-09-05T11:33:57.39</dc:date>
    <dc:language>en-US</dc:language>
    <meta:editing-cycles>249</meta:editing-cycles>
    <meta:editing-duration>PT18H55M22S</meta:editing-duration>
    <meta:document-statistic meta:table-count="0" meta:image-count="0" meta:object-count="0" meta:page-count="3" meta:paragraph-count="52" meta:word-count="1170" meta:character-count="7663"/>
    <dc:creator>Mateus Joffily</dc:creator>
    <meta:user-defined meta:name="Info 1"/>
    <meta:user-defined meta:name="Info 2"/>
    <meta:user-defined meta:name="Info 3"/>
    <meta:user-defined meta:name="Info 4"/>
  </office:meta>
</office:document-meta>
</file>